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Text_20_body">
      <style:paragraph-properties fo:text-align="start" style:justify-single-word="false"/>
      <style:text-properties style:font-name="Open Sans1" officeooo:paragraph-rsid="002a8d2f"/>
    </style:style>
    <style:style style:name="P3" style:family="paragraph" style:parent-style-name="Text_20_body">
      <style:paragraph-properties fo:text-align="start" style:justify-single-word="false"/>
      <style:text-properties style:font-name="Open Sans1" fo:font-style="italic" fo:font-weight="normal" officeooo:rsid="001d934b" officeooo:paragraph-rsid="001d934b" style:font-style-asian="italic" style:font-weight-asian="normal" style:font-style-complex="italic" style:font-weight-complex="normal"/>
    </style:style>
    <style:style style:name="P4" style:family="paragraph" style:parent-style-name="Heading_20_1">
      <style:paragraph-properties fo:text-align="start" style:justify-single-word="false"/>
      <style:text-properties style:font-name="Open Sans1" officeooo:paragraph-rsid="0019cd0a"/>
    </style:style>
    <style:style style:name="P5" style:family="paragraph" style:parent-style-name="Heading_20_1" style:master-page-name="">
      <style:paragraph-properties fo:text-align="start" style:justify-single-word="false" style:page-number="auto"/>
      <style:text-properties style:font-name="Open Sans1" officeooo:paragraph-rsid="0019cd0a"/>
    </style:style>
    <style:style style:name="P6" style:family="paragraph" style:parent-style-name="Text_20_body" style:list-style-name="L1">
      <style:paragraph-properties fo:text-align="start" style:justify-single-word="false"/>
      <style:text-properties officeooo:rsid="00411840" officeooo:paragraph-rsid="00411840"/>
    </style:style>
    <style:style style:name="P7" style:family="paragraph" style:parent-style-name="Text_20_body">
      <style:paragraph-properties fo:text-align="start" style:justify-single-word="false"/>
      <style:text-properties style:font-name="Open Sans1" fo:font-style="normal" style:text-underline-style="none" fo:font-weight="normal" officeooo:rsid="001d934b" officeooo:paragraph-rsid="00449a8d" style:font-style-asian="normal" style:font-weight-asian="normal" style:font-style-complex="normal" style:font-weight-complex="normal"/>
    </style:style>
    <style:style style:name="P8" style:family="paragraph" style:parent-style-name="Text_20_body" style:list-style-name="L1">
      <style:paragraph-properties fo:text-align="start" style:justify-single-word="false"/>
      <style:text-properties officeooo:paragraph-rsid="00457ca2"/>
    </style:style>
    <style:style style:name="P9" style:family="paragraph" style:parent-style-name="Standard">
      <style:paragraph-properties fo:margin-top="0in" fo:margin-bottom="0in" loext:contextual-spacing="false" fo:line-height="100%"/>
      <style:text-properties style:font-name="Droid Sans Mono" officeooo:rsid="00457ca2" officeooo:paragraph-rsid="00457ca2"/>
    </style:style>
    <style:style style:name="P10" style:family="paragraph" style:parent-style-name="Standard">
      <style:paragraph-properties fo:margin-top="0in" fo:margin-bottom="0in" loext:contextual-spacing="false" fo:line-height="100%"/>
      <style:text-properties style:font-name="Droid Sans Mono" officeooo:rsid="0045fd72" officeooo:paragraph-rsid="0045fd72"/>
    </style:style>
    <style:style style:name="P11" style:family="paragraph" style:parent-style-name="Standard">
      <style:paragraph-properties fo:margin-top="0in" fo:margin-bottom="0in" loext:contextual-spacing="false" fo:line-height="100%" fo:text-align="start" style:justify-single-word="false"/>
      <style:text-properties style:font-name="Droid Sans Mono" officeooo:rsid="0045fd72" officeooo:paragraph-rsid="0045fd72"/>
    </style:style>
    <style:style style:name="P12" style:family="paragraph" style:parent-style-name="Title" style:master-page-name="Standard">
      <style:paragraph-properties fo:text-align="start" style:justify-single-word="false" style:page-number="auto"/>
      <style:text-properties style:font-name="Open Sans1" fo:font-weight="bold" officeooo:rsid="00449a8d" officeooo:paragraph-rsid="00449a8d" style:font-weight-asian="bold" style:font-weight-complex="bold"/>
    </style:style>
    <style:style style:name="T1" style:family="text">
      <style:text-properties style:font-name="Open Sans1"/>
    </style:style>
    <style:style style:name="T2" style:family="text">
      <style:text-properties style:font-name="Open Sans1" fo:font-weight="bold" style:font-weight-asian="bold" style:font-weight-complex="bold"/>
    </style:style>
    <style:style style:name="T3" style:family="text">
      <style:text-properties style:font-name="Open Sans1" fo:font-weight="bold" officeooo:rsid="003bf97f" style:font-weight-asian="bold" style:font-weight-complex="bold"/>
    </style:style>
    <style:style style:name="T4" style:family="text">
      <style:text-properties style:font-name="Open Sans1" fo:font-weight="bold" officeooo:rsid="00411840" style:font-weight-asian="bold" style:font-weight-complex="bold"/>
    </style:style>
    <style:style style:name="T5" style:family="text">
      <style:text-properties style:font-name="Open Sans1" fo:font-weight="bold" officeooo:rsid="00449a8d" style:font-weight-asian="bold" style:font-weight-complex="bold"/>
    </style:style>
    <style:style style:name="T6" style:family="text">
      <style:text-properties style:font-name="Open Sans1" fo:font-weight="bold" officeooo:rsid="00457ca2" style:font-weight-asian="bold" style:font-weight-complex="bold"/>
    </style:style>
    <style:style style:name="T7" style:family="text">
      <style:text-properties style:font-name="Open Sans1" officeooo:rsid="003856a5"/>
    </style:style>
    <style:style style:name="T8" style:family="text">
      <style:text-properties style:font-name="Open Sans1" officeooo:rsid="003bf97f"/>
    </style:style>
    <style:style style:name="T9" style:family="text">
      <style:text-properties style:font-name="Open Sans1" officeooo:rsid="00411840"/>
    </style:style>
    <style:style style:name="T10" style:family="text">
      <style:text-properties style:font-name="Open Sans1" officeooo:rsid="00358a91"/>
    </style:style>
    <style:style style:name="T11" style:family="text">
      <style:text-properties style:font-name="Open Sans1" officeooo:rsid="00449a8d"/>
    </style:style>
    <style:style style:name="T12" style:family="text">
      <style:text-properties style:font-name="Open Sans1" fo:font-weight="normal" officeooo:rsid="00449a8d" style:font-weight-asian="normal" style:font-weight-complex="normal"/>
    </style:style>
    <style:style style:name="T13" style:family="text">
      <style:text-properties style:font-name="Open Sans1" officeooo:rsid="00457ca2"/>
    </style:style>
    <style:style style:name="T14" style:family="text">
      <style:text-properties style:font-name="Open Sans" officeooo:rsid="003bf97f" style:font-name-asian="Open Sans" style:font-name-complex="Open Sans"/>
    </style:style>
    <style:style style:name="T15" style:family="text">
      <style:text-properties style:font-name="Open Sans" fo:font-weight="bold" officeooo:rsid="00457ca2" style:font-name-asian="Open Sans" style:font-weight-asian="bold" style:font-name-complex="Open Sans" style:font-weight-complex="bold"/>
    </style:style>
    <style:style style:name="T16" style:family="text">
      <style:text-properties style:font-name="Open Sans" fo:font-weight="bold" officeooo:rsid="0049a5d5" style:font-name-asian="Open Sans" style:font-weight-asian="bold" style:font-name-complex="Open Sans" style:font-weight-complex="bold"/>
    </style:style>
    <style:style style:name="T17" style:family="text">
      <style:text-properties style:font-name="Open Sans" fo:font-weight="normal" officeooo:rsid="0049a5d5" style:font-name-asian="Open Sans" style:font-weight-asian="normal" style:font-name-complex="Open Sans" style:font-weight-complex="normal"/>
    </style:style>
    <style:style style:name="T18" style:family="text">
      <style:text-properties officeooo:rsid="003c150b"/>
    </style:style>
    <style:style style:name="T19" style:family="text">
      <style:text-properties officeooo:rsid="00449a8d"/>
    </style:style>
    <style:style style:name="T20" style:family="text">
      <style:text-properties fo:font-weight="bold" officeooo:rsid="00449a8d" style:font-weight-asian="bold" style:font-weight-complex="bold"/>
    </style:style>
    <style:style style:name="T21" style:family="text">
      <style:text-properties officeooo:rsid="00457ca2"/>
    </style:style>
    <style:style style:name="T22" style:family="text">
      <style:text-properties officeooo:rsid="0045fd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nection</text:p>
      <text:p text:style-name="P3">Time limit: 1 sec</text:p>
      <text:p text:style-name="P7"><text:tab/><text:span text:style-name="T19">There is an advice to a university student saying that “it’s not the grades you make, but the hands you shake.” It is very important to know other students especially when we all will someday working in related fields. There are some students who are better in making connection with people than other student. We wish to identify such student.</text:span></text:p>
      <text:p text:style-name="P7"><text:tab/><text:span text:style-name="T19">Knowing People can be represented by an undirected graph. For a group of </text:span><text:span text:style-name="T20">N</text:span><text:span text:style-name="T19"> student (numbered 0 to </text:span><text:span text:style-name="T20">N</text:span><text:span text:style-name="T19">-1), we model a graph such that the vertices (numbered 0 to </text:span><text:span text:style-name="T20">N</text:span><text:span text:style-name="T19">-1) represents the students. There is an edge connecting two vertices if the corresponding student know each other. For each student, we say every student that she know is a degree 1 friends. Every student that degree 1 friends know is call a degree 2 friend. Formally, we say that a degree </text:span><text:span text:style-name="T20">K</text:span><text:span text:style-name="T19"> friends of student A is every student represented by a vertex that can be reached with a path of length at most </text:span><text:span text:style-name="T20">K</text:span><text:span text:style-name="T19"> from vertex A.</text:span></text:p>
      <text:p text:style-name="P7"><text:span text:style-name="T19"><text:tab/>Your task is to identify the student who has maximum number of degree </text:span><text:span text:style-name="T20">K</text:span><text:span text:style-name="T19"> friends. </text:span></text:p>
      <text:h text:style-name="P4" text:outline-level="1">Input</text:h>
      <text:list xml:id="list522193911992699953" text:style-name="L1">
        <text:list-item>
          <text:p text:style-name="P8"><text:span text:style-name="T10">The first line of input </text:span><text:span text:style-name="T7">contains </text:span><text:span text:style-name="T11">three</text:span><text:span text:style-name="T8"> integer</text:span><text:span text:style-name="T9">s</text:span><text:span text:style-name="T8"> </text:span><text:span text:style-name="T3">N,</text:span><text:span text:style-name="T9"> </text:span><text:span text:style-name="T4">E </text:span><text:span text:style-name="T12">and</text:span><text:span text:style-name="T5"> K</text:span><text:span text:style-name="T9"> </text:span><text:span text:style-name="T8">(1 </text:span><text:span text:style-name="T14">≤</text:span><text:span text:style-name="T8"> </text:span><text:span text:style-name="T3">N</text:span><text:span text:style-name="T8"> </text:span><text:span text:style-name="T14">≤</text:span><text:span text:style-name="T8"> 1,000; 1 </text:span><text:span text:style-name="T14">≤</text:span><text:span text:style-name="T8"> </text:span><text:span text:style-name="T4">E</text:span><text:span text:style-name="T8"> </text:span><text:span text:style-name="T14">≤</text:span><text:span text:style-name="T8"> 1</text:span><text:span text:style-name="T11">0</text:span><text:span text:style-name="T9">0</text:span><text:span text:style-name="T8">,000</text:span><text:span text:style-name="T13">; 1 </text:span><text:span text:style-name="T14">≤</text:span><text:span text:style-name="T13"> </text:span><text:span text:style-name="T6">K</text:span><text:span text:style-name="T13"> </text:span><text:span text:style-name="T14">≤ </text:span><text:span text:style-name="T17">4</text:span><text:span text:style-name="T8">) </text:span><text:span text:style-name="T9">which are the number of </text:span><text:span text:style-name="T11">vertices</text:span><text:span text:style-name="T9"> and edges in the graph </text:span><text:span text:style-name="T11">and the degree of friends</text:span><text:span text:style-name="T9">.</text:span></text:p>
        </text:list-item>
        <text:list-item>
          <text:p text:style-name="P6"><text:span text:style-name="T9">T</text:span><text:span text:style-name="T1">he next </text:span><text:span text:style-name="T2">E</text:span><text:span text:style-name="T1"> lines give edges, one edge per line. Each line contains two integers </text:span><text:span text:style-name="T11">A and B which indicates that student A and B mutually know each other. It is guaranteed that A &lt; B and there is no repetitive line.</text:span></text:p>
        </text:list-item>
      </text:list>
      <text:h text:style-name="P5" text:outline-level="1">Output</text:h>
      <text:p text:style-name="P2"><text:tab/><text:span text:style-name="T19">The only line of output must contain the maximum number of degree </text:span><text:span text:style-name="T20">K</text:span><text:span text:style-name="T19"> friend of the most connected student. We consider a student to be the degree 0 friend of oneself.</text:span></text:p>
      <text:h text:style-name="P4"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9">7 <text:span text:style-name="T22">8</text:span> <text:span text:style-name="T22">2</text:span></text:p>
            <text:p text:style-name="P9">0 6</text:p>
            <text:p text:style-name="P9">1 6</text:p>
            <text:p text:style-name="P9"><text:span text:style-name="T22">1</text:span> <text:span text:style-name="T22">5</text:span></text:p>
            <text:p text:style-name="P10">1 4</text:p>
            <text:p text:style-name="P10">2 3</text:p>
            <text:p text:style-name="P10">3 4</text:p>
            <text:p text:style-name="P10">4 5</text:p>
            <text:p text:style-name="P10">5 6</text:p>
          </table:table-cell>
          <table:table-cell table:style-name="Table1.A1" office:value-type="string">
            <text:p text:style-name="P11">6</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Subtitle" style:family="paragraph" style:parent-style-name="Heading" style:class="chapter"/>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582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03T22:29:55.284016459</dc:date>
    <meta:editing-duration>P1DT22M1S</meta:editing-duration>
    <meta:editing-cycles>41</meta:editing-cycles>
    <meta:print-date>2014-09-09T23:50:22.741847462</meta:print-date>
    <meta:document-statistic meta:table-count="1" meta:image-count="0" meta:object-count="0" meta:page-count="1" meta:paragraph-count="23" meta:word-count="332" meta:character-count="1660" meta:non-whitespace-character-count="1347"/>
  </office:meta>
</office:document-meta>
</file>